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2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12cm" fo:min-width="2.54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758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Fine_20_Dashed" svg:stroke-width="0.035cm" svg:stroke-color="#3333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8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color="#0000ff" fo:font-size="12pt"/>
    </style:style>
    <style:style style:name="P9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/>
    </style:style>
    <style:style style:name="T5" style:family="text">
      <style:text-properties fo:color="#0000ff" fo:font-size="12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/>Directed Graph Legend</text:p>
          </draw:text-box>
        </draw:frame>
        <draw:custom-shape draw:style-name="gr1" draw:text-style-name="P1" draw:layer="layout" svg:width="1.778cm" svg:height="1.016cm" svg:x="5.5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66cm" svg:y1="5.588cm" svg:x2="8.89cm" svg:y2="5.588cm">
          <text:p/>
        </draw:line>
        <draw:custom-shape draw:style-name="gr1" draw:text-style-name="P1" draw:layer="layout" svg:width="1.778cm" svg:height="1.016cm" svg:x="5.58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366cm" svg:y1="7.112cm" svg:x2="8.89cm" svg:y2="7.112cm">
          <text:p/>
        </draw:line>
        <draw:custom-shape draw:style-name="gr1" draw:text-style-name="P1" draw:layer="layout" svg:width="1.778cm" svg:height="1.016cm" svg:x="5.58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016cm" svg:x="8.8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366cm" svg:y1="8.636cm" svg:x2="8.89cm" svg:y2="8.636cm">
          <text:p/>
        </draw:line>
        <draw:custom-shape draw:style-name="gr5" draw:text-style-name="P3" draw:layer="layout" svg:width="3.048cm" svg:height="0.762cm" svg:x="2.286cm" svg:y="5.234cm">
          <text:p text:style-name="P1"><text:span text:style-name="T1">COU</text:span><text:span text:style-name="T1">NT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0.762cm" svg:x="2.286cm" svg:y="6.734cm">
          <text:p text:style-name="P1"><text:span text:style-name="T1">ONTRE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0.762cm" svg:x="2.286cm" svg:y="8.234cm">
          <text:p text:style-name="P1"><text:span text:style-name="T1">FAK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Block</text:p>
          </draw:text-box>
        </draw:frame>
        <draw:custom-shape draw:style-name="gr7" draw:text-style-name="P5" draw:layer="layout" svg:width="1.778cm" svg:height="1.016cm" svg:x="5.588cm" svg:y="6.098cm">
          <text:p text:style-name="P1"><text:span text:style-name="T2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778cm" svg:height="1.016cm" svg:x="8.89cm" svg:y="6.098cm">
          <text:p text:style-name="P1"><text:span text:style-name="T3">Code</text:span></text:p>
          <text:p text:style-name="P1"><text:span text:style-name="T3">4-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66cm" svg:y1="6.606cm" svg:x2="8.89cm" svg:y2="6.606cm">
          <text:p/>
        </draw:line>
        <draw:custom-shape draw:style-name="gr7" draw:text-style-name="P6" draw:layer="layout" svg:width="1.778cm" svg:height="1.016cm" svg:x="12.191cm" svg:y="6.097cm">
          <text:p text:style-name="P1"><text:span text:style-name="T3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68cm" svg:y1="6.605cm" svg:x2="12.192cm" svg:y2="6.605cm">
          <text:p/>
        </draw:line>
        <draw:custom-shape draw:style-name="gr8" draw:text-style-name="P7" draw:layer="layout" svg:width="0.762cm" svg:height="0.508cm" svg:x="7.62cm" svg:y="6.0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10.922cm" svg:y="6.096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6.096cm" svg:y="7.366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9.398cm" svg:y="7.366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2.7cm" svg:y="7.366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Branch</text:p>
          </draw:text-box>
        </draw:frame>
        <draw:custom-shape draw:style-name="gr7" draw:text-style-name="P5" draw:layer="layout" svg:width="1.778cm" svg:height="1.016cm" svg:x="3.302cm" svg:y="7.111cm">
          <text:p text:style-name="P1"><text:span text:style-name="T2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" draw:id="id1" draw:layer="layout" svg:width="1.778cm" svg:height="1.016cm" svg:x="6.604cm" svg:y="7.111cm">
          <text:p text:style-name="P1"><text:span text:style-name="T3">Code</text:span></text:p>
          <text:p text:style-name="P1"><text:span text:style-name="T3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8cm" svg:y1="7.619cm" svg:x2="6.604cm" svg:y2="7.619cm">
          <text:p/>
        </draw:line>
        <draw:custom-shape draw:style-name="gr7" draw:text-style-name="P6" draw:layer="layout" svg:width="1.778cm" svg:height="1.016cm" svg:x="16.508cm" svg:y="7.112cm">
          <text:p text:style-name="P1"><text:span text:style-name="T3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985cm" svg:y1="7.62cm" svg:x2="16.509cm" svg:y2="7.62cm">
          <text:p/>
        </draw:line>
        <draw:custom-shape draw:style-name="gr8" draw:text-style-name="P7" draw:layer="layout" svg:width="0.762cm" svg:height="0.508cm" svg:x="5.335cm" svg:y="7.10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15.24cm" svg:y="7.111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78cm" svg:height="1.016cm" svg:x="9.9cm" svg:y="7.112cm">
          <text:p text:style-name="P1"><text:span text:style-name="T3">Code</text:span></text:p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76cm" svg:y1="7.62cm" svg:x2="9.9cm" svg:y2="7.62cm">
          <text:p/>
        </draw:line>
        <draw:custom-shape draw:style-name="gr8" draw:text-style-name="P7" draw:layer="layout" svg:width="0.762cm" svg:height="0.508cm" svg:x="8.631cm" svg:y="7.1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1.778cm" svg:height="1.016cm" svg:x="13.207cm" svg:y="7.112cm">
          <text:p text:style-name="P1"><text:span text:style-name="T3">Code</text:span></text:p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683cm" svg:y1="7.62cm" svg:x2="13.207cm" svg:y2="7.62cm">
          <text:p/>
        </draw:line>
        <draw:custom-shape draw:style-name="gr8" draw:text-style-name="P7" draw:layer="layout" svg:width="0.762cm" svg:height="0.508cm" svg:x="11.938cm" svg:y="7.1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-1.025cm" svg:x1="7.493cm" svg:y1="7.111cm" svg:x2="14.096cm" svg:y2="7.112cm" draw:start-shape="id1" draw:start-glue-point="4" draw:end-shape="id2" draw:end-glue-point="4" svg:d="M7493 7111c0-2289 6603-2289 6603 1" svg:viewBox="0 0 6604 1719">
          <text:p/>
        </draw:connector>
        <draw:custom-shape draw:style-name="gr8" draw:text-style-name="P8" draw:layer="layout" svg:width="0.762cm" svg:height="0.508cm" svg:x="10.415cm" svg:y="4.826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3.81cm" svg:y="8.382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7.112cm" svg:y="8.382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0.414cm" svg:y="8.382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3.716cm" svg:y="8.382cm">
          <text:p text:style-name="P1"><text:span text:style-name="T6">Block 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7.018cm" svg:y="8.382cm">
          <text:p text:style-name="P1"><text:span text:style-name="T6">Block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mple Call</text:p>
          </draw:text-box>
        </draw:frame>
        <draw:custom-shape draw:style-name="gr7" draw:text-style-name="P5" draw:layer="layout" svg:width="1.778cm" svg:height="1.016cm" svg:x="3.303cm" svg:y="7.112cm">
          <text:p text:style-name="P1"><text:span text:style-name="T2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1.778cm" svg:height="1.016cm" svg:x="6.605cm" svg:y="7.112cm">
          <text:p text:style-name="P1"><text:span text:style-name="T3">Code</text:span></text:p>
          <text:p text:style-name="P1"><text:span text:style-name="T3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081cm" svg:y1="7.62cm" svg:x2="6.605cm" svg:y2="7.62cm">
          <text:p/>
        </draw:line>
        <draw:custom-shape draw:style-name="gr7" draw:text-style-name="P6" draw:layer="layout" svg:width="1.778cm" svg:height="1.016cm" svg:x="13.208cm" svg:y="7.113cm">
          <text:p text:style-name="P1"><text:span text:style-name="T3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684cm" svg:y1="7.62cm" svg:x2="13.208cm" svg:y2="7.62cm">
          <text:p/>
        </draw:line>
        <draw:custom-shape draw:style-name="gr8" draw:text-style-name="P7" draw:layer="layout" svg:width="0.762cm" svg:height="0.508cm" svg:x="5.335cm" svg:y="7.10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11.938cm" svg:y="7.111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78cm" svg:height="1.016cm" svg:x="9.901cm" svg:y="7.113cm">
          <text:p text:style-name="P1"><text:span text:style-name="T3">Code</text:span></text:p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77cm" svg:y1="7.621cm" svg:x2="9.901cm" svg:y2="7.621cm">
          <text:p/>
        </draw:line>
        <draw:custom-shape draw:style-name="gr8" draw:text-style-name="P7" draw:layer="layout" svg:width="0.762cm" svg:height="0.508cm" svg:x="8.631cm" svg:y="7.11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025cm" svg:x1="7.494cm" svg:y1="7.112cm" svg:x2="14.097cm" svg:y2="7.113cm" draw:start-shape="id3" draw:start-glue-point="4" svg:d="M7494 7112c0-2289 6603-2289 6603 1" svg:viewBox="0 0 6604 1719">
          <text:p/>
        </draw:connector>
        <draw:custom-shape draw:style-name="gr8" draw:text-style-name="P8" draw:layer="layout" svg:width="0.762cm" svg:height="0.508cm" svg:x="10.415cm" svg:y="4.826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3.812cm" svg:y="8.382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7.114cm" svg:y="8.382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0.416cm" svg:y="8.382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3.718cm" svg:y="8.382cm">
          <text:p text:style-name="P1"><text:span text:style-name="T6">Block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 Branches</text:p>
          </draw:text-box>
        </draw:frame>
        <draw:custom-shape draw:style-name="gr7" draw:text-style-name="P5" draw:layer="layout" svg:width="1.778cm" svg:height="1.016cm" svg:x="1.524cm" svg:y="8.89cm">
          <text:p text:style-name="P1"><text:span text:style-name="T2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778cm" svg:height="1.016cm" svg:x="4.826cm" svg:y="8.89cm">
          <text:p text:style-name="P1"><text:span text:style-name="T3">Code</text:span></text:p>
          <text:p text:style-name="P1"><text:span text:style-name="T3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207cm" svg:y1="9.396cm" svg:x2="14.731cm" svg:y2="9.396cm">
          <text:p/>
        </draw:line>
        <draw:custom-shape draw:style-name="gr7" draw:text-style-name="P6" draw:layer="layout" svg:width="1.778cm" svg:height="1.016cm" svg:x="18.033cm" svg:y="8.888cm">
          <text:p text:style-name="P1"><text:span text:style-name="T3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604cm" svg:y1="9.397cm" svg:x2="8.128cm" svg:y2="9.397cm">
          <text:p/>
        </draw:line>
        <draw:custom-shape draw:style-name="gr8" draw:text-style-name="P7" draw:layer="layout" svg:width="0.762cm" svg:height="0.508cm" svg:x="13.462cm" svg:y="8.88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6.859cm" svg:y="8.88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02cm" svg:y1="9.397cm" svg:x2="4.826cm" svg:y2="9.397cm">
          <text:p/>
        </draw:line>
        <draw:custom-shape draw:style-name="gr8" draw:text-style-name="P8" draw:layer="layout" svg:width="0.762cm" svg:height="0.508cm" svg:x="3.557cm" svg:y="8.88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78cm" svg:height="1.016cm" svg:x="8.127cm" svg:y="8.888cm">
          <text:p text:style-name="P1"><text:span text:style-name="T3">Code</text:span></text:p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778cm" svg:height="1.016cm" svg:x="11.429cm" svg:y="8.888cm">
          <text:p text:style-name="P1"><text:span text:style-name="T3">Code</text:span></text:p>
          <text:p text:style-name="P1"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905cm" svg:y1="9.397cm" svg:x2="11.429cm" svg:y2="9.397cm">
          <text:p/>
        </draw:line>
        <draw:custom-shape draw:style-name="gr8" draw:text-style-name="P8" draw:layer="layout" svg:width="0.762cm" svg:height="0.508cm" svg:x="10.16cm" svg:y="8.888cm">
          <text:p text:style-name="P1"><text:span text:style-name="T5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" draw:id="id5" draw:layer="layout" svg:width="1.778cm" svg:height="1.016cm" svg:x="14.731cm" svg:y="8.888cm">
          <text:p text:style-name="P1"><text:span text:style-name="T3">End</text:span></text:p>
          <text:p text:style-name="P1"><text:span text:style-name="T3">Sc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509cm" svg:y1="9.396cm" svg:x2="18.033cm" svg:y2="9.396cm">
          <text:p/>
        </draw:line>
        <draw:custom-shape draw:style-name="gr8" draw:text-style-name="P8" draw:layer="layout" svg:width="0.762cm" svg:height="0.508cm" svg:x="16.764cm" svg:y="8.887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1.778cm" svg:height="1.016cm" svg:x="6.858cm" svg:y="6.601cm">
          <text:p text:style-name="P1"><text:span text:style-name="T3">Code</text:span></text:p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1.778cm" svg:height="1.016cm" svg:x="10.159cm" svg:y="6.599cm">
          <text:p text:style-name="P1"><text:span text:style-name="T3">Code</text:span></text:p>
          <text:p text:style-name="P1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42cm" svg:y1="8.89cm" svg:x2="7.112cm" svg:y2="7.363cm">
          <text:p/>
        </draw:line>
        <draw:custom-shape draw:style-name="gr8" draw:text-style-name="P8" draw:layer="layout" svg:width="0.762cm" svg:height="0.508cm" svg:x="5.588cm" svg:y="7.871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8.887cm" svg:x2="10.414cm" svg:y2="7.36cm">
          <text:p/>
        </draw:line>
        <draw:custom-shape draw:style-name="gr8" draw:text-style-name="P8" draw:layer="layout" svg:width="0.762cm" svg:height="0.508cm" svg:x="8.89cm" svg:y="7.86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1.937cm" svg:y1="7.107cm" svg:x2="15.62cm" svg:y2="8.888cm" draw:start-shape="id4" draw:start-glue-point="10" draw:end-shape="id5" draw:end-glue-point="4" svg:d="M11937 7107c2456 0 3683 593 3683 1781" svg:viewBox="0 0 3684 1782">
          <text:p/>
        </draw:connector>
        <draw:connector draw:style-name="gr9" draw:text-style-name="P2" draw:layer="layout" draw:type="curve" draw:line-skew="-0.455cm" svg:x1="7.747cm" svg:y1="6.601cm" svg:x2="15.62cm" svg:y2="8.888cm" draw:start-shape="id6" draw:start-glue-point="4" draw:end-shape="id5" draw:end-glue-point="4" svg:d="M7747 6601c0-1434 7873-2577 7873 2287" svg:viewBox="0 0 7874 3526">
          <text:p/>
        </draw:connector>
        <draw:custom-shape draw:style-name="gr8" draw:text-style-name="P7" draw:layer="layout" svg:width="0.762cm" svg:height="0.508cm" svg:x="12.953cm" svg:y="6.59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508cm" svg:x="10.413cm" svg:y="4.82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2.032cm" svg:y="10.414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5.334cm" svg:y="10.414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7.366cm" svg:y="7.874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8.636cm" svg:y="10.414cm">
          <text:p text:style-name="P1"><text:span text:style-name="T6">Block 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1.938cm" svg:y="10.414cm">
          <text:p text:style-name="P1"><text:span text:style-name="T6">Block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0.668cm" svg:y="7.874cm">
          <text:p text:style-name="P1"><text:span text:style-name="T6">Block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5.24cm" svg:y="10.414cm">
          <text:p text:style-name="P1"><text:span text:style-name="T6">Block 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8.542cm" svg:y="10.414cm">
          <text:p text:style-name="P1"><text:span text:style-name="T6">Block 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 Branches with Calls</text:p>
          </draw:text-box>
        </draw:frame>
        <draw:custom-shape draw:style-name="gr7" draw:text-style-name="P5" draw:layer="layout" svg:width="1.778cm" svg:height="1.016cm" svg:x="1.524cm" svg:y="9.487cm">
          <text:p text:style-name="P1"><text:span text:style-name="T2"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778cm" svg:height="1.016cm" svg:x="4.826cm" svg:y="9.487cm">
          <text:p text:style-name="P1"><text:span text:style-name="T3">Code</text:span></text:p>
          <text:p text:style-name="P1"><text:span text:style-name="T3">4-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207cm" svg:y1="9.993cm" svg:x2="14.731cm" svg:y2="9.993cm">
          <text:p/>
        </draw:line>
        <draw:custom-shape draw:style-name="gr7" draw:text-style-name="P6" xml:id="id10" draw:id="id10" draw:layer="layout" svg:width="1.778cm" svg:height="1.016cm" svg:x="18.033cm" svg:y="9.485cm">
          <text:p text:style-name="P1"><text:span text:style-name="T3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604cm" svg:y1="9.994cm" svg:x2="8.128cm" svg:y2="9.994cm">
          <text:p/>
        </draw:line>
        <draw:custom-shape draw:style-name="gr8" draw:text-style-name="P7" draw:layer="layout" svg:width="0.762cm" svg:height="0.508cm" svg:x="13.461cm" svg:y="9.39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6.858cm" svg:y="9.399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302cm" svg:y1="9.994cm" svg:x2="4.826cm" svg:y2="9.994cm">
          <text:p/>
        </draw:line>
        <draw:custom-shape draw:style-name="gr8" draw:text-style-name="P8" draw:layer="layout" svg:width="0.762cm" svg:height="0.508cm" svg:x="3.556cm" svg:y="9.399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78cm" svg:height="1.016cm" svg:x="8.127cm" svg:y="9.485cm">
          <text:p text:style-name="P1"><text:span text:style-name="T3">Code</text:span></text:p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778cm" svg:height="1.016cm" svg:x="11.429cm" svg:y="9.485cm">
          <text:p text:style-name="P1"><text:span text:style-name="T3">Code</text:span></text:p>
          <text:p text:style-name="P1"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905cm" svg:y1="9.994cm" svg:x2="11.429cm" svg:y2="9.994cm">
          <text:p/>
        </draw:line>
        <draw:custom-shape draw:style-name="gr8" draw:text-style-name="P8" draw:layer="layout" svg:width="0.762cm" svg:height="0.508cm" svg:x="10.159cm" svg:y="9.399cm">
          <text:p text:style-name="P1"><text:span text:style-name="T5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8" draw:id="id8" draw:layer="layout" svg:width="1.778cm" svg:height="1.016cm" svg:x="14.731cm" svg:y="9.485cm">
          <text:p text:style-name="P1"><text:span text:style-name="T3">End</text:span></text:p>
          <text:p text:style-name="P1"><text:span text:style-name="T3">Sco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509cm" svg:y1="9.993cm" svg:x2="18.033cm" svg:y2="9.993cm">
          <text:p/>
        </draw:line>
        <draw:custom-shape draw:style-name="gr8" draw:text-style-name="P8" draw:layer="layout" svg:width="0.762cm" svg:height="0.508cm" svg:x="16.763cm" svg:y="9.39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1.778cm" svg:height="1.016cm" svg:x="6.858cm" svg:y="7.198cm">
          <text:p text:style-name="P1"><text:span text:style-name="T3">Code</text:span></text:p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1.778cm" svg:height="1.016cm" svg:x="10.159cm" svg:y="7.196cm">
          <text:p text:style-name="P1"><text:span text:style-name="T3">Code</text:span></text:p>
          <text:p text:style-name="P1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42cm" svg:y1="9.487cm" svg:x2="7.112cm" svg:y2="7.96cm">
          <text:p/>
        </draw:line>
        <draw:custom-shape draw:style-name="gr8" draw:text-style-name="P8" draw:layer="layout" svg:width="0.762cm" svg:height="0.508cm" svg:x="5.588cm" svg:y="8.46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144cm" svg:y1="9.484cm" svg:x2="10.414cm" svg:y2="7.957cm">
          <text:p/>
        </draw:line>
        <draw:custom-shape draw:style-name="gr8" draw:text-style-name="P8" draw:layer="layout" svg:width="0.762cm" svg:height="0.508cm" svg:x="8.89cm" svg:y="8.465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1.937cm" svg:y1="7.704cm" svg:x2="15.62cm" svg:y2="9.485cm" draw:start-shape="id7" draw:start-glue-point="10" draw:end-shape="id8" draw:end-glue-point="4" svg:d="M11937 7704c2456 0 3683 593 3683 1781" svg:viewBox="0 0 3684 1782">
          <text:p/>
        </draw:connector>
        <draw:connector draw:style-name="gr9" draw:text-style-name="P2" draw:layer="layout" draw:type="curve" draw:line-skew="-0.185cm" svg:x1="8.376cm" svg:y1="7.346cm" svg:x2="15.62cm" svg:y2="9.485cm" draw:start-shape="id9" draw:start-glue-point="11" draw:end-shape="id8" draw:end-glue-point="4" svg:d="M8376 7346c0-1251 7244-2320 7244 2139" svg:viewBox="0 0 7245 3231">
          <text:p/>
        </draw:connector>
        <draw:custom-shape draw:style-name="gr8" draw:text-style-name="P7" draw:layer="layout" svg:width="0.762cm" svg:height="0.508cm" svg:x="12.953cm" svg:y="7.19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508cm" svg:x="10.667cm" svg:y="5.676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-1.469cm" svg:x1="7.747cm" svg:y1="7.198cm" svg:x2="18.922cm" svg:y2="9.485cm" draw:start-shape="id9" draw:start-glue-point="4" draw:end-shape="id10" draw:end-glue-point="4" svg:d="M7747 7198c0-2955 11175-4098 11175 2287" svg:viewBox="0 0 11176 4660">
          <text:p/>
        </draw:connector>
        <draw:connector draw:style-name="gr4" draw:text-style-name="P2" draw:layer="layout" draw:type="curve" draw:line-skew="-0.2cm" svg:x1="11.048cm" svg:y1="7.196cm" svg:x2="18.999cm" svg:y2="9.47cm" draw:start-shape="id7" draw:start-glue-point="4" svg:d="M11048 7196c0-1051 7951-2188 7951 2274" svg:viewBox="0 0 7952 3228">
          <text:p/>
        </draw:connector>
        <draw:custom-shape draw:style-name="gr8" draw:text-style-name="P8" draw:layer="layout" svg:width="0.762cm" svg:height="0.508cm" svg:x="11.938cm" svg:y="4.318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508cm" svg:x="14.224cm" svg:y="5.735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2.032cm" svg:y="10.668cm">
          <text:p text:style-name="P1"><text:span text:style-name="T6">Block 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5.334cm" svg:y="10.668cm">
          <text:p text:style-name="P1"><text:span text:style-name="T6">Block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8.636cm" svg:y="10.668cm">
          <text:p text:style-name="P1"><text:span text:style-name="T6">Block 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1" draw:id="id11" draw:layer="layout" svg:width="0.762cm" svg:height="0.508cm" svg:x="11.938cm" svg:y="10.668cm">
          <text:p text:style-name="P1"><text:span text:style-name="T6">Block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5.24cm" svg:y="10.668cm">
          <text:p text:style-name="P1"><text:span text:style-name="T6">Block 6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2" draw:id="id12" draw:layer="layout" svg:width="0.762cm" svg:height="0.508cm" svg:x="18.542cm" svg:y="10.668cm">
          <text:p text:style-name="P1"><text:span text:style-name="T6">Block 7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7.368cm" svg:y="8.382cm">
          <text:p text:style-name="P1"><text:span text:style-name="T6">Block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762cm" svg:height="0.508cm" svg:x="10.67cm" svg:y="8.382cm">
          <text:p text:style-name="P1"><text:span text:style-name="T6">Block 4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draw:line-skew="2.02cm" svg:x1="12.319cm" svg:y1="10.668cm" svg:x2="18.923cm" svg:y2="10.668cm" draw:start-shape="id11" draw:start-glue-point="0" draw:end-shape="id12" draw:end-glue-point="0" svg:d="M12319 10668c0 2280 6604 2280 6604 0" svg:viewBox="0 0 6605 1711">
          <text:p text:style-name="P1">`</text:p>
        </draw:connector>
        <draw:custom-shape draw:style-name="gr8" draw:text-style-name="P8" draw:layer="layout" svg:width="0.762cm" svg:height="0.508cm" svg:x="15.24cm" svg:y="12.7cm">
          <text:p text:style-name="P1"><text:span text:style-name="T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00:32:38.080446453</meta:creation-date>
    <meta:editing-duration>PT14M54S</meta:editing-duration>
    <meta:editing-cycles>5</meta:editing-cycles>
    <meta:generator>LibreOffice/6.0.7.3$Linux_X86_64 LibreOffice_project/00m0$Build-3</meta:generator>
    <dc:title>Bright Blue</dc:title>
    <dc:date>2020-01-27T00:16:36.203602563</dc:date>
    <meta:document-statistic meta:object-count="172"/>
  </office:meta>
</office:document-meta>
</file>